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1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72bf44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72bf44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72bf44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ce2" office:value-type="string" calcext:value-type="string">
            <text:p>RA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7000</text:p>
          </table:table-cell>
          <table:table-cell office:value-type="float" office:value="5804" calcext:value-type="float">
            <text:p>5804</text:p>
          </table:table-cell>
          <table:table-cell/>
        </table:table-row>
        <table:table-row table:style-name="ro1">
          <table:table-cell office:value-type="string" calcext:value-type="string">
            <text:p>Nikon D90</text:p>
          </table:table-cell>
          <table:table-cell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string" calcext:value-type="string">
            <text:p>Nikon D4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_D200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string" calcext:value-type="string">
            <text:p>Nikon_D70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string" calcext:value-type="string">
            <text:p>Nikon_D70s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BURST</text:p>
          </table:table-cell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Canon EOS 6D</text:p>
          </table:table-cell>
          <table:table-cell table:style-name="ce9" office:value-type="float" office:value="133" calcext:value-type="float">
            <text:p>133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PASCAL</text:p>
          </table:table-cell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Nikon D3200 DSLR</text:p>
          </table:table-cell>
          <table:table-cell table:style-name="ce9" office:value-type="float" office:value="4259" calcext:value-type="float">
            <text:p>4259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FIV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EOS 5D</text:p>
          </table:table-cell>
          <table:table-cell office:value-type="float" office:value="777" calcext:value-type="float">
            <text:p>777</text:p>
          </table:table-cell>
          <table:table-cell/>
        </table:table-row>
        <table:table-row table:style-name="ro1">
          <table:table-cell office:value-type="string" calcext:value-type="string">
            <text:p>Canon EOS DIGITAL REBEL XSi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NIKON D700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NIKON D70s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Canon EOS 20D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Canon EOS 40D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Canon EOS-1D Mark II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NIKON D70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NIKON D8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Canon EOS 30D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Canon EOS 10D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Canon EOS DIGITAL REBEL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DSLR-A90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Canon EOS 5D Mark II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D-LUX 3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NIKON D10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Canon EOS-1Ds Mark II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Canon EOS DIGITAL REBEL XTi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M8 Digital Camera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anon PowerShot G9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Canon PowerShot G1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FinePixS2Pr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anon EOS D6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NIKON D30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NIKON D40X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CS460D <text:s text:c="8"/>FILE VERSION 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IKON D2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anon PowerShot S7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anon EOS-1D Mark III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non EOS DIGITAL REBEL X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non EOS-1D Mark II 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IKON D2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non EOS D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9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ePix F7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9"/>
          <table:table-cell table:style-name="ce20" table:formula="of:=SUM([.B$1:.B$1048576])" office:value-type="float" office:value="18865" calcext:value-type="float">
            <text:p>18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 style:data-style-name="N2" text:time-value="17:38:18.612767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5:12:43.250716684</meta:creation-date>
    <dc:date>2018-03-28T18:11:53.867775626</dc:date>
    <meta:editing-duration>PT2H3M21S</meta:editing-duration>
    <meta:editing-cycles>10</meta:editing-cycles>
    <meta:generator>LibreOffice/5.4.5.1$Linux_X86_64 LibreOffice_project/40m0$Build-1</meta:generator>
    <meta:document-statistic meta:table-count="1" meta:cell-count="93" meta:object-count="0"/>
  </office:meta>
</office:document-meta>
</file>